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MyMasterSlideAGU_7e_LT_7e_Gliederung_20_1">
      <style:text-properties fo:font-size="10pt" fo:font-weight="normal" officeooo:paragraph-rsid="002a0609" style:font-size-asian="10pt" style:font-weight-asian="normal" style:font-size-complex="10pt" style:font-weight-complex="normal"/>
    </style:style>
    <style:style style:name="P2" style:family="paragraph" style:parent-style-name="MyMasterSlideAGU_7e_LT_7e_Gliederung_20_1">
      <style:text-properties style:font-name="Liberation Sans1" fo:font-size="10pt" fo:font-weight="normal" officeooo:rsid="00207f6f" officeooo:paragraph-rsid="002a0609" style:font-size-asian="10pt" style:font-weight-asian="normal" style:font-size-complex="10pt" style:font-weight-complex="normal"/>
    </style:style>
    <style:style style:name="P3" style:family="paragraph" style:parent-style-name="MyMasterSlideAGU_7e_LT_7e_Gliederung_20_1">
      <style:paragraph-properties fo:margin-left="0in" fo:margin-right="0in" fo:text-indent="0in" style:auto-text-indent="false" style:writing-mode="lr-tb"/>
      <style:text-properties fo:font-size="10pt" fo:font-weight="normal" style:font-size-asian="10pt" style:font-weight-asian="normal" style:font-size-complex="10pt" style:font-weight-complex="normal"/>
    </style:style>
    <style:style style:name="P4" style:family="paragraph" style:parent-style-name="MyMasterSlideAGU_7e_LT_7e_Gliederung_20_1">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5" style:family="paragraph" style:parent-style-name="MyMasterSlideAGU_7e_LT_7e_Gliederung_20_1">
      <style:paragraph-properties fo:margin-left="0in" fo:margin-right="0in" fo:text-indent="0in" style:auto-text-indent="false"/>
      <style:text-properties style:font-name="Liberation Sans1" fo:font-size="10pt" fo:font-weight="normal" style:font-size-asian="10pt" style:font-weight-asian="normal" style:font-size-complex="10pt" style:font-weight-complex="normal"/>
    </style:style>
    <style:style style:name="P6" style:family="paragraph" style:parent-style-name="Standard">
      <style:text-properties officeooo:rsid="00207f6f" officeooo:paragraph-rsid="00207f6f"/>
    </style:style>
    <style:style style:name="P7" style:family="paragraph" style:parent-style-name="Standard">
      <style:text-properties fo:font-weight="bold" officeooo:rsid="00207f6f" officeooo:paragraph-rsid="00207f6f" style:font-weight-asian="bold" style:font-weight-complex="bold"/>
    </style:style>
    <style:style style:name="P8" style:family="paragraph" style:parent-style-name="Standard">
      <style:text-properties fo:font-weight="bold" officeooo:rsid="00207f6f" officeooo:paragraph-rsid="00227ad6" style:font-weight-asian="bold" style:font-weight-complex="bold"/>
    </style:style>
    <style:style style:name="P9" style:family="paragraph" style:parent-style-name="Standard">
      <style:text-properties fo:font-weight="bold" officeooo:rsid="00207f6f" officeooo:paragraph-rsid="0028b8e5" style:font-weight-asian="bold" style:font-weight-complex="bold"/>
    </style:style>
    <style:style style:name="P10" style:family="paragraph" style:parent-style-name="Standard">
      <style:text-properties officeooo:paragraph-rsid="00227ad6"/>
    </style:style>
    <style:style style:name="P11" style:family="paragraph" style:parent-style-name="Standard">
      <style:text-properties officeooo:paragraph-rsid="002431ac"/>
    </style:style>
    <style:style style:name="P12" style:family="paragraph" style:parent-style-name="Standard">
      <style:text-properties officeooo:rsid="0024d1d8" officeooo:paragraph-rsid="0024d1d8"/>
    </style:style>
    <style:style style:name="P13" style:family="paragraph" style:parent-style-name="Standard">
      <style:text-properties fo:font-weight="normal" officeooo:rsid="0025729e" officeooo:paragraph-rsid="0025729e" style:font-weight-asian="normal" style:font-weight-complex="normal"/>
    </style:style>
    <style:style style:name="P14" style:family="paragraph" style:parent-style-name="Standard">
      <style:text-properties fo:font-weight="normal" officeooo:rsid="002609ce" officeooo:paragraph-rsid="002609ce" style:font-weight-asian="normal" style:font-weight-complex="normal"/>
    </style:style>
    <style:style style:name="P15" style:family="paragraph" style:parent-style-name="Standard">
      <style:text-properties style:font-name="Liberation Sans1" fo:font-size="10pt" fo:font-weight="normal" officeooo:rsid="00207f6f" officeooo:paragraph-rsid="00227ad6" style:font-size-asian="10pt" style:font-weight-asian="normal" style:font-size-complex="10pt" style:font-weight-complex="normal"/>
    </style:style>
    <style:style style:name="P16" style:family="paragraph" style:parent-style-name="Standard">
      <style:text-properties style:font-name="Liberation Sans1" fo:font-size="10pt" fo:font-weight="normal" officeooo:rsid="00207f6f" officeooo:paragraph-rsid="0028b8e5" style:font-size-asian="10pt" style:font-weight-asian="normal" style:font-size-complex="10pt" style:font-weight-complex="normal"/>
    </style:style>
    <style:style style:name="P17" style:family="paragraph" style:parent-style-name="Standard">
      <style:text-properties style:font-name="Liberation Sans1" fo:font-size="10pt" fo:font-weight="bold" officeooo:rsid="00227ad6" officeooo:paragraph-rsid="00227ad6" style:font-size-asian="10pt" style:font-weight-asian="bold" style:font-size-complex="10pt" style:font-weight-complex="bold"/>
    </style:style>
    <style:style style:name="P18"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19"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20" style:family="paragraph" style:parent-style-name="Standard">
      <style:text-properties style:font-name="Liberation Sans1" fo:font-size="10pt" officeooo:paragraph-rsid="00227ad6" style:font-size-asian="10pt" style:font-size-complex="10pt"/>
    </style:style>
    <style:style style:name="P21" style:family="paragraph" style:parent-style-name="Standard">
      <style:text-properties style:font-name="Liberation Sans1" fo:font-size="10pt" officeooo:rsid="0024d1d8" officeooo:paragraph-rsid="0024d1d8" style:font-size-asian="10pt" style:font-size-complex="10pt"/>
    </style:style>
    <style:style style:name="P22" style:family="paragraph" style:parent-style-name="MyMasterSlideAGU_7e_LT_7e_Gliederung_20_1">
      <style:text-properties style:font-name="Liberation Sans1" fo:font-size="10pt" fo:font-weight="normal" officeooo:rsid="00207f6f" officeooo:paragraph-rsid="002a0609" style:font-size-asian="10pt" style:font-weight-asian="normal" style:font-size-complex="10pt" style:font-weight-complex="normal"/>
    </style:style>
    <style:style style:name="P23"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P24" style:family="paragraph" style:parent-style-name="MyMasterSlideAGU_7e_LT_7e_Gliederung_20_1">
      <style:text-properties fo:font-size="10pt" fo:font-weight="normal" officeooo:rsid="00207f6f" officeooo:paragraph-rsid="0035009f" style:font-size-asian="10pt" style:font-weight-asian="normal" style:font-size-complex="10pt" style:font-weight-complex="normal"/>
    </style:style>
    <style:style style:name="P25" style:family="paragraph" style:parent-style-name="Standard">
      <style:text-properties fo:font-weight="bold" officeooo:rsid="00207f6f" officeooo:paragraph-rsid="00227ad6" style:font-weight-asian="bold" style:font-weight-complex="bold"/>
    </style:style>
    <style:style style:name="P26" style:family="paragraph" style:parent-style-name="Standard">
      <style:text-properties fo:font-weight="bold" officeooo:rsid="00207f6f" officeooo:paragraph-rsid="0028b8e5" style:font-weight-asian="bold" style:font-weight-complex="bold"/>
    </style:style>
    <style:style style:name="P27" style:family="paragraph" style:parent-style-name="Standard">
      <style:text-properties fo:font-weight="bold" officeooo:rsid="00207f6f" officeooo:paragraph-rsid="00207f6f" style:font-weight-asian="bold" style:font-weight-complex="bold"/>
    </style:style>
    <style:style style:name="P28" style:family="paragraph" style:parent-style-name="Standard">
      <style:text-properties fo:font-weight="bold" officeooo:rsid="002d4701" officeooo:paragraph-rsid="002d4701" style:font-weight-asian="bold" style:font-weight-complex="bold"/>
    </style:style>
    <style:style style:name="P29" style:family="paragraph" style:parent-style-name="Standard">
      <style:text-properties fo:font-weight="bold" officeooo:rsid="003324d7" officeooo:paragraph-rsid="003324d7" style:font-weight-asian="bold" style:font-weight-complex="bold"/>
    </style:style>
    <style:style style:name="P30" style:family="paragraph" style:parent-style-name="Standard">
      <style:text-properties fo:font-weight="bold" officeooo:rsid="003324d7" officeooo:paragraph-rsid="00346657" style:font-weight-asian="bold" style:font-weight-complex="bold"/>
    </style:style>
    <style:style style:name="P31" style:family="paragraph" style:parent-style-name="Standard">
      <style:text-properties fo:font-weight="bold" officeooo:rsid="003324d7" officeooo:paragraph-rsid="0035009f" style:font-weight-asian="bold" style:font-weight-complex="bold"/>
    </style:style>
    <style:style style:name="P32" style:family="paragraph" style:parent-style-name="Standard">
      <style:text-properties fo:font-weight="bold" officeooo:rsid="00346657" officeooo:paragraph-rsid="00346657" style:font-weight-asian="bold" style:font-weight-complex="bold"/>
    </style:style>
    <style:style style:name="P33" style:family="paragraph" style:parent-style-name="Standard">
      <style:text-properties fo:font-weight="bold" officeooo:rsid="0035009f" officeooo:paragraph-rsid="0035009f" style:font-weight-asian="bold" style:font-weight-complex="bold"/>
    </style:style>
    <style:style style:name="P34" style:family="paragraph" style:parent-style-name="Standard">
      <style:text-properties fo:font-weight="bold" officeooo:rsid="0035009f" officeooo:paragraph-rsid="003524bf" style:font-weight-asian="bold" style:font-weight-complex="bold"/>
    </style:style>
    <style:style style:name="P35" style:family="paragraph" style:parent-style-name="Standard">
      <style:text-properties fo:font-weight="bold" officeooo:rsid="003524bf" officeooo:paragraph-rsid="003524bf" style:font-weight-asian="bold" style:font-weight-complex="bold"/>
    </style:style>
    <style:style style:name="P36" style:family="paragraph" style:parent-style-name="Standard">
      <style:text-properties fo:font-weight="bold" officeooo:rsid="00359e10" officeooo:paragraph-rsid="00359e10" style:font-weight-asian="bold" style:font-weight-complex="bold"/>
    </style:style>
    <style:style style:name="P37" style:family="paragraph" style:parent-style-name="Standard">
      <style:text-properties fo:font-weight="bold" officeooo:rsid="0036b2c5" officeooo:paragraph-rsid="0036b2c5" style:font-weight-asian="bold" style:font-weight-complex="bold"/>
    </style:style>
    <style:style style:name="P38" style:family="paragraph" style:parent-style-name="Standard">
      <style:text-properties fo:font-weight="bold" officeooo:rsid="00378966" officeooo:paragraph-rsid="00378966" style:font-weight-asian="bold" style:font-weight-complex="bold"/>
    </style:style>
    <style:style style:name="P39" style:family="paragraph" style:parent-style-name="Standard">
      <style:text-properties fo:font-weight="bold" officeooo:rsid="003861cd" officeooo:paragraph-rsid="003861cd" style:font-weight-asian="bold" style:font-weight-complex="bold"/>
    </style:style>
    <style:style style:name="P40" style:family="paragraph" style:parent-style-name="Standard">
      <style:text-properties fo:font-weight="bold" officeooo:rsid="003a8c43" officeooo:paragraph-rsid="003a8c43" style:font-weight-asian="bold" style:font-weight-complex="bold"/>
    </style:style>
    <style:style style:name="P41" style:family="paragraph" style:parent-style-name="Standard">
      <style:text-properties fo:font-weight="bold" officeooo:rsid="003bb639" officeooo:paragraph-rsid="003bb639" style:font-weight-asian="bold" style:font-weight-complex="bold"/>
    </style:style>
    <style:style style:name="P42" style:family="paragraph" style:parent-style-name="Standard">
      <style:text-properties style:font-name="Liberation Sans1" fo:font-size="10pt" officeooo:rsid="0024d1d8" officeooo:paragraph-rsid="0024d1d8" style:font-size-asian="10pt" style:font-size-complex="10pt"/>
    </style:style>
    <style:style style:name="P43" style:family="paragraph" style:parent-style-name="Standard">
      <style:text-properties style:font-name="Liberation Sans1" fo:font-size="10pt" officeooo:paragraph-rsid="00227ad6" style:font-size-asian="10pt" style:font-size-complex="10pt"/>
    </style:style>
    <style:style style:name="P44" style:family="paragraph" style:parent-style-name="Standard">
      <style:text-properties style:font-name="Liberation Sans1" fo:font-size="10pt" officeooo:rsid="0030f1af" officeooo:paragraph-rsid="0030f1af" style:font-size-asian="10pt" style:font-size-complex="10pt"/>
    </style:style>
    <style:style style:name="P45" style:family="paragraph" style:parent-style-name="Standard">
      <style:text-properties style:font-name="Liberation Sans1" fo:font-size="10pt" officeooo:rsid="0031adf9" officeooo:paragraph-rsid="00324a74" style:font-size-asian="10pt" style:font-size-complex="10pt"/>
    </style:style>
    <style:style style:name="P46" style:family="paragraph" style:parent-style-name="Standard">
      <style:text-properties style:font-name="Liberation Sans1" fo:font-size="10pt" fo:font-weight="bold" officeooo:rsid="00227ad6" officeooo:paragraph-rsid="00227ad6" style:font-size-asian="10pt" style:font-weight-asian="bold" style:font-size-complex="10pt" style:font-weight-complex="bold"/>
    </style:style>
    <style:style style:name="P47" style:family="paragraph" style:parent-style-name="Standard">
      <style:text-properties officeooo:paragraph-rsid="00324a74"/>
    </style:style>
    <style:style style:name="P48" style:family="paragraph" style:parent-style-name="Standard">
      <style:text-properties officeooo:rsid="003324d7" officeooo:paragraph-rsid="003324d7"/>
    </style:style>
    <style:style style:name="P49" style:family="paragraph" style:parent-style-name="Standard">
      <style:text-properties officeooo:paragraph-rsid="003324d7"/>
    </style:style>
    <style:style style:name="T1" style:family="text">
      <style:text-properties style:font-name="Liberation Sans1"/>
    </style:style>
    <style:style style:name="T2" style:family="text">
      <style:text-properties style:font-name="Liberation Sans1" fo:font-size="10pt" style:font-size-asian="10pt" style:font-size-complex="10pt"/>
    </style:style>
    <style:style style:name="T3" style:family="text">
      <style:text-properties style:font-name="Liberation Sans1" fo:font-size="10pt" officeooo:rsid="0025729e" style:font-size-asian="10pt" style:font-size-complex="10pt"/>
    </style:style>
    <style:style style:name="T4" style:family="text">
      <style:text-properties style:font-name="Liberation Sans1" fo:font-size="10pt" officeooo:rsid="00207f6f" style:font-size-asian="10pt" style:font-size-complex="10pt"/>
    </style:style>
    <style:style style:name="T5" style:family="text">
      <style:text-properties style:font-name="Liberation Sans1" fo:font-size="10pt" officeooo:rsid="002609ce" style:font-size-asian="10pt" style:font-size-complex="10pt"/>
    </style:style>
    <style:style style:name="T6" style:family="text">
      <style:text-properties style:font-name="Liberation Sans1" fo:font-size="10pt" officeooo:rsid="002715f0" style:font-size-asian="10pt" style:font-size-complex="10pt"/>
    </style:style>
    <style:style style:name="T7" style:family="text">
      <style:text-properties style:font-name="Liberation Sans1" fo:font-size="10pt" officeooo:rsid="00324a74" style:font-size-asian="10pt" style:font-size-complex="10pt"/>
    </style:style>
    <style:style style:name="T8" style:family="text">
      <style:text-properties style:font-name="Liberation Sans1" fo:font-size="10pt" officeooo:rsid="00331eb8" style:font-size-asian="10pt" style:font-size-complex="10pt"/>
    </style:style>
    <style:style style:name="T9" style:family="text">
      <style:text-properties style:font-name="Liberation Sans1" fo:font-size="10pt" officeooo:rsid="003324d7" style:font-size-asian="10pt" style:font-size-complex="10pt"/>
    </style:style>
    <style:style style:name="T10" style:family="text">
      <style:text-properties style:font-name="Liberation Sans1" fo:font-size="10pt" fo:font-weight="normal" style:font-size-asian="10pt" style:font-weight-asian="normal" style:font-size-complex="10pt" style:font-weight-complex="normal"/>
    </style:style>
    <style:style style:name="T11" style:family="text">
      <style:text-properties style:font-name="Liberation Sans1" fo:font-size="10pt" fo:font-weight="bold" officeooo:rsid="00207f6f" style:font-size-asian="10pt" style:font-weight-asian="bold" style:font-size-complex="10pt" style:font-weight-complex="bold"/>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weight="bold" style:font-weight-asian="bold" style:font-weight-complex="bold"/>
    </style:style>
    <style:style style:name="T14" style:family="text">
      <style:text-properties fo:font-weight="bold" officeooo:rsid="00207f6f" style:font-weight-asian="bold" style:font-weight-complex="bold"/>
    </style:style>
    <style:style style:name="T15" style:family="text">
      <style:text-properties fo:font-weight="bold" officeooo:rsid="00227ad6" style:font-weight-asian="bold" style:font-weight-complex="bold"/>
    </style:style>
    <style:style style:name="T16" style:family="text">
      <style:text-properties fo:font-weight="bold" officeooo:rsid="002431ac" style:font-weight-asian="bold" style:font-weight-complex="bold"/>
    </style:style>
    <style:style style:name="T17" style:family="text">
      <style:text-properties fo:font-weight="bold" officeooo:rsid="002c78ef" style:font-weight-asian="bold" style:font-weight-complex="bold"/>
    </style:style>
    <style:style style:name="T18" style:family="text">
      <style:text-properties fo:font-weight="bold" officeooo:rsid="003324d7" style:font-weight-asian="bold" style:font-weight-complex="bold"/>
    </style:style>
    <style:style style:name="T19" style:family="text">
      <style:text-properties fo:font-weight="bold" officeooo:rsid="003c4b48" style:font-weight-asian="bold" style:font-weight-complex="bold"/>
    </style:style>
    <style:style style:name="T20" style:family="text">
      <style:text-properties officeooo:rsid="00227ad6"/>
    </style:style>
    <style:style style:name="T21" style:family="text">
      <style:text-properties officeooo:rsid="002a8833"/>
    </style:style>
    <style:style style:name="T22" style:family="text">
      <style:text-properties fo:color="#f29400" loext:opacity="100%"/>
    </style:style>
    <style:style style:name="T23" style:family="text">
      <style:text-properties fo:color="#f29400" loext:opacity="100%" officeooo:rsid="002f2b07"/>
    </style:style>
    <style:style style:name="T24" style:family="text">
      <style:text-properties officeooo:rsid="0030f1af"/>
    </style:style>
    <style:style style:name="T25" style:family="text">
      <style:text-properties officeooo:rsid="0031adf9"/>
    </style:style>
    <style:style style:name="T26" style:family="text">
      <style:text-properties officeooo:rsid="00324a74"/>
    </style:style>
    <style:style style:name="T27" style:family="text">
      <style:text-properties officeooo:rsid="003324d7"/>
    </style:style>
    <style:style style:name="T28" style:family="text">
      <style:text-properties officeooo:rsid="00346657"/>
    </style:style>
    <style:style style:name="T29" style:family="text">
      <style:text-properties officeooo:rsid="0035009f"/>
    </style:style>
    <style:style style:name="T30" style:family="text">
      <style:text-properties officeooo:rsid="003524bf"/>
    </style:style>
    <style:style style:name="T31" style:family="text">
      <style:text-properties officeooo:rsid="00378966"/>
    </style:style>
    <style:style style:name="T32" style:family="text">
      <style:text-properties officeooo:rsid="003861cd"/>
    </style:style>
    <style:style style:name="T33" style:family="text">
      <style:text-properties officeooo:rsid="003a1f84"/>
    </style:style>
    <style:style style:name="T34" style:family="text">
      <style:text-properties officeooo:rsid="003a8c43"/>
    </style:style>
    <style:style style:name="T35" style:family="text">
      <style:text-properties officeooo:rsid="003bb639"/>
    </style:style>
    <style:style style:name="T36" style:family="text">
      <style:text-properties officeooo:rsid="003cfd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3">- </text:span><text:span text:style-name="T15">Slide1:</text:span><text:span text:style-name="T20"> </text:span><text:span text:style-name="T15">Title, </text:span><text:span text:style-name="T17">Intro</text:span></text:p>
      <text:p text:style-name="P6"/>
      <text:p text:style-name="P8">- Slide<text:span text:style-name="T20">2:</text:span> <text:span text:style-name="T20">Pickup Ions</text:span></text:p>
      <text:p text:style-name="P8"/>
      <text:p text:style-name="P28"><text:span text:style-name="T22">I start with a brief introduction about Interstellar PUIs</text:span></text:p>
      <text:p text:style-name="P28"><text:span text:style-name="T22">Interstellar PUIs are former neutrals from the interstellar medium that enter the heliosphere where they become ionized, </text:span><text:span text:style-name="T23">e.g. by electromagnetic radiation. As soon as they are ionized they are influenced by the solar electromagnetic field and they are picked up by the local magnetic field which carries the ion with it.</text:span></text:p>
      <text:p text:style-name="P28"><text:span text:style-name="T23"/></text:p>
      <text:p text:style-name="P28"><text:span text:style-name="T23"/></text:p>
      <text:p text:style-name="P15"/>
      <text:p text:style-name="P8"><text:span text:style-name="T10">PUI: Def., Entstehung, Gloeckler-Spektrum </text:span><text:span text:style-name="T12">(“klassisches Spektrum”)</text:span></text:p>
      <text:p text:style-name="P7"/>
      <text:p text:style-name="P6"/>
      <text:p text:style-name="P10"><text:span text:style-name="T14">- Slide</text:span><text:span text:style-name="T15">3: </text:span><text:span text:style-name="T14"><text:s/></text:span><text:span text:style-name="T15">PUI Velocity Distribution Function</text:span></text:p>
      <text:p text:style-name="P17"/>
      <text:p text:style-name="P17"/>
      <text:p text:style-name="P17"/>
      <text:p text:style-name="P20">PUIs: wie entsteht dieses Spektrum? VDF: Torus,...</text:p>
      <text:p text:style-name="P20"/>
      <text:p text:style-name="P44">To understand these spectra of the PUIs we now take a closer look into the pick-up process.</text:p>
      <text:p text:style-name="P21"><text:span text:style-name="T24">For this we make two assumptions: The newly ionized particle is in rest and the magnetic field moves with the solar wind. and second the magnetic field is perpendicular to the solar wind direction. So there is a relative velocity of one solar wind speed between the magnetic field and the ion. Thus, the PUI starts gyrating around the magnetic field line due to the Lorentz force. </text:span><text:span text:style-name="T25">So, for a resting observer we see the particle moving with a velocity between zero and 2*vsw depending on the gyro phase.</text:span></text:p>
      <text:p text:style-name="P21"/>
      <text:p text:style-name="P21"/>
      <text:p text:style-name="P45">Now in 3d velocity space we expect that the newly picked up ions form a velocity distribution that looks like this torus. <text:span text:style-name="T26">vx is here the radial velocity and vy the tangential velocity and the magnetic field here moves with the velocity of the solar wind but is not perfectly perpendicular to the solar wind direction. Now the newly picked up ions are expected to be distributed on a torus perpendicular to the magnetic field.</text:span></text:p>
      <text:p text:style-name="P45"/>
      <text:p text:style-name="P12"><text:span text:style-name="T2">So the initital VDF is a </text:span><text:span text:style-name="T3">highly anisotropic </text:span><text:span text:style-name="T2">torus. </text:span><text:span text:style-name="T3">Now the question is: How develops the VDF further?</text:span></text:p>
      <text:p text:style-name="P6"/>
      <text:p text:style-name="P11"><text:span text:style-name="T14">- Slide4: </text:span><text:span text:style-name="T16">D</text:span><text:span text:style-name="T11">evelopment of the VDF</text:span></text:p>
      <text:p text:style-name="P18"/>
      <text:p text:style-name="P13"><text:span text:style-name="T4">L</text:span><text:span text:style-name="T2">ong time the community believed that the VDF becomes fastly isotropic due to pitch-angle scattering. </text:span><text:span text:style-name="T5">This leads to a fully filled shell of the VDF sphere.</text:span></text:p>
      <text:p text:style-name="P14"><text:span text:style-name="T2">Acceleration and deceleration processes like e.g. adiabatic cooling </text:span><text:span text:style-name="T6">lead to a broadening </text:span><text:span text:style-name="T7">and shrinking </text:span><text:span text:style-name="T6">of the shell and eventually to a filled sphere in velocity space.</text:span></text:p>
      <text:p text:style-name="P19"/>
      <text:p text:style-name="P47"><text:span text:style-name="T7">But there are also measurements which s</text:span><text:span text:style-name="T8">how anisotropic features of</text:span><text:span text:style-name="T7"> PUI velocity distribution</text:span><text:span text:style-name="T8">s. E.g. here, a measurement from STEREO/Plastic by Drews shows the 2d phase space density of He+ PUIs. 2d velocity space together with the orientation of the magnetic field, shown here by the black line. If we look at these two cases the magnetic field is perpendicular to the aperture of the instrument we see a high phase space density within the aperture </text:span><text:span text:style-name="T9">and here in this case were the magnetic field points along the aperture there is no increase in phase space density.</text:span></text:p>
      <text:p text:style-name="P47"><text:span text:style-name="T9"/></text:p>
      <text:p text:style-name="P48"><text:span text:style-name="T9">S</text:span><text:span text:style-name="T2">o this shows clearly an anisotropic distribution</text:span></text:p>
      <text:p text:style-name="P7"/>
      <text:p text:style-name="P6"/>
      <text:p text:style-name="P9">- Slide5</text:p>
      <text:p text:style-name="P40"/>
      <text:p text:style-name="P40"/>
      <text:p text:style-name="P29"><text:soft-page-break/>So <text:span text:style-name="T34">now that we assume anisotropic features in the 3D velocity distribution there is a</text:span> fundamental problem with this 1d presentation of PUI VDF I showed in the beginning is that there are several 3D distributions that could lead to such a distribution when reduced to 1D. </text:p>
      <text:p text:style-name="P29"/>
      <text:p text:style-name="P29">... <text:span text:style-name="T34">and so the big question is: What is the true three dimensional velocity distribution that is behind this spectrum.</text:span></text:p>
      <text:p text:style-name="P29"/>
      <text:p text:style-name="P41">Another problem is that all our measurements are made in the SC frame</text:p>
      <text:p text:style-name="P41"/>
      <text:p text:style-name="P29">Also, when we don't know the 3D velocity but only the absolute value we cannot unambiguously transform the observations from the SC-frame into the solar wind frame.</text:p>
      <text:p text:style-name="P29">If there are anisotropic features, we would definitely expect, that their relevant reference frame is the solar wind frame and not the SC-frame.</text:p>
      <text:p text:style-name="P29"/>
      <text:p text:style-name="P29">So also for this transformation <text:span text:style-name="T35">we also need the </text:span>three dimension<text:span text:style-name="T35">al information</text:span>.</text:p>
      <text:p text:style-name="P29"/>
      <text:p text:style-name="P49"><text:span text:style-name="T18">In the following I will show you how I am trying to obtain 3D He+ </text:span><text:span text:style-name="T19">velocities</text:span><text:span text:style-name="T18"> from Ulysses SWICS </text:span><text:span text:style-name="T19">measurements</text:span><text:span text:style-name="T18">: </text:span></text:p>
      <text:p text:style-name="P16"/>
      <text:p text:style-name="P9"><text:span text:style-name="T10">Klassische Spektren helfen dabei nicht, denn 1D-</text:span><text:span text:style-name="T12">reduced in SC-frame</text:span></text:p>
      <text:p text:style-name="P4"><text:span text:style-name="T1">(evtl.: artificial data zeigen, wie es reduziert jeweils </text:span>aussieht?)</text:p>
      <text:p text:style-name="P4"><text:span text:style-name="T1">So we want to use Ulysses/SWICS to measure </text:span>He+ PUIs in 3D and in SW frame</text:p>
      <text:p text:style-name="P7"/>
      <text:p text:style-name="P6"/>
      <text:p text:style-name="P7">- Slide6: <text:span text:style-name="T21">Ulysses / SWICS</text:span></text:p>
      <text:p text:style-name="P23">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2"/>
      <text:p text:style-name="P2">Ulysses (orbit)</text:p>
      <text:p text:style-name="P1"><text:span text:style-name="T1">SWICS (photo, ToF-mass-spectrometer erwähnen </text:span>(evtl. kleines Bild): damit können wir einzelne Spezies, auch He+ filtern</text:p>
      <text:p text:style-name="P4"><text:span text:style-name="T1">SWICS in detail: gives a directional information, </text:span>not only absolute velocity</text:p>
      <text:p text:style-name="P5">Ulysses/SWICS spinning</text:p>
      <text:p text:style-name="P7"/>
      <text:p text:style-name="P6"/>
      <text:p text:style-name="P7">- Slide7: <text:span text:style-name="T21">3D velocit</text:span><text:span text:style-name="T27">y</text:span></text:p>
      <text:p text:style-name="P7"/>
      <text:p text:style-name="P32">Now we want to resolve the directional information. SWICS has a relatively wide opening angle, which is shown a the acceptance in velocity space here in this sketch marked by the outer black lines. Different absolute velocities are found on different circular segments centered around zero, which is here the resting frame of the SC. </text:p>
      <text:p text:style-name="P7"/>
      <text:p text:style-name="P30">Now to get <text:span text:style-name="T28">a better </text:span>directional information of the ions we can use the three different detectors of SWICS which give us a rough direc<text:span text:style-name="T28">t</text:span>ional resolution within the field of view. <text:span text:style-name="T28">In the v-space the red lines show the boundaries of the acceptance of these 3 separate detectors. </text:span></text:p>
      <text:p text:style-name="P30"><text:soft-page-break/></text:p>
      <text:p text:style-name="P31"><text:span text:style-name="T28">The third dimension</text:span> <text:span text:style-name="T28">we get from the spin of the SC. So SWICS is always rotating around one axis, which is dependent on Ulysses' position in orbit and its antenna always pointing to Earth. The </text:span><text:span text:style-name="T29">spinning</text:span><text:span text:style-name="T28"> status is resolved in 8 different </text:span><text:span text:style-name="T29">rotational sectors.</text:span></text:p>
      <text:p text:style-name="P31"/>
      <text:p text:style-name="P33">I know this is a bit complex and to combine all these directional information we have developed a virtual detector. <text:span text:style-name="T28"><text:s/></text:span></text:p>
      <text:p text:style-name="P24"><text:span text:style-name="T1">Our aim was to build a virtual detector: </text:span>Rückschluss von einem gemessenen Teilchen auf 3D-velocity</text:p>
      <text:p text:style-name="P3"><text:span text:style-name="T1">1. Geometrie von SWICS nachbauen -&gt; FoV; 2. </text:span>drei Detektoren; 3. Spin -&gt; Sektoren: schon eine Schale; 4. fill scanned v-space through ESA steps: more Schalen; 5. aspect angle</text:p>
      <text:p text:style-name="P7"/>
      <text:p text:style-name="P6"/>
      <text:p text:style-name="P7">- Slide8</text:p>
      <text:p text:style-name="P7"/>
      <text:p text:style-name="P33">Here you see the reconstructed velocity acceptance of the virtual detector for an unrotated collimator (with an arbitrary grid). The different brightness shows the acceptance of the three different detectors. The curved shape is a result of the shape of SWICS collimator and here we see the acceptance for only one absolute velocity.</text:p>
      <text:p text:style-name="P33"/>
      <text:p text:style-name="P33">If we consider the rotation of the instrument we find such a spherical shell where the different colours represent the 8 different rotation sectors.</text:p>
      <text:p text:style-name="P33"/>
      <text:p text:style-name="P33">Finally, if we consider different absolute velocities we get several of these shells with different radii stacked into each other. </text:p>
      <text:p text:style-name="P33"/>
      <text:p text:style-name="P34">So now if we feed the virtual detector with Ulysses' trajectory data, the rotational state etc. we can <text:span text:style-name="T30">assign each measured ion a constrained set of possible 3D velocity vectors. E.g.</text:span> <text:span text:style-name="T30">we could assign an ion all the possible velocity vectors in this bright pink area [zeigen].</text:span></text:p>
      <text:p text:style-name="P34"/>
      <text:p text:style-name="P34"><text:span text:style-name="T30">If we match possible 3d velocity vectors to all He+ ions we finally can obtain 3D velocity distributions. <text:s/></text:span></text:p>
      <text:p text:style-name="P33"/>
      <text:p text:style-name="P33"/>
      <text:p text:style-name="P7"/>
      <text:p text:style-name="P7">- Slide9</text:p>
      <text:p text:style-name="P7"/>
      <text:p text:style-name="P35">One preliminary example of this is shown here, where we again take a 2d cut through the 3d distribution as three dimensional histograms are different to depict.</text:p>
      <text:p text:style-name="P36">We use an RTN-coordinate system and have a cut along the R-axis, which gives us the phase space density in the T-N-plane (as sketched on the left) </text:p>
      <text:p text:style-name="P35">Shown are He+ measurement<text:span text:style-name="T36">s</text:span> from 50 days in 1993, limited to a solar wind speed of 760 to 780 km/s.</text:p>
      <text:p text:style-name="P36">The phase space density is colour coded and in this example we can clearly see that we have a non-isotropic distribution <text:span text:style-name="T32">but neither do we see any outstanding structures.</text:span></text:p>
      <text:p text:style-name="P36"/>
      <text:p text:style-name="P7"/>
      <text:p text:style-name="P37">- Summary <text:span text:style-name="T33">&amp; Outlook</text:span>:<text:line-break/> To summarize my talk: I explained <text:span text:style-name="T31">why it is important to look at velocity distributions in 3D and in solar wind frame instead of 1D reduced distributions</text:span></text:p>
      <text:p text:style-name="P37"/>
      <text:p text:style-name="P38"><text:soft-page-break/>and I showed how we obtained a 3d velocity resolution for He+ PUIs measured by Ulysses SWICS by creating a virtual detector. I have presented one possible application of this virtual detector in form of a cut through a 3D velocity spectrum.</text:p>
      <text:p text:style-name="P38"/>
      <text:p text:style-name="P39">One important next step would be to incorporate the magnetic field to check whether the distribution shows significant changes with different field dire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4:17:46.940066616</meta:creation-date>
    <meta:generator>LibreOffice/7.0.4.2$Linux_X86_64 LibreOffice_project/00$Build-2</meta:generator>
    <dc:date>2021-12-02T19:30:58.877129096</dc:date>
    <meta:editing-duration>PT3H49M49S</meta:editing-duration>
    <meta:editing-cycles>14</meta:editing-cycles>
    <meta:document-statistic meta:table-count="0" meta:image-count="0" meta:object-count="0" meta:page-count="4" meta:paragraph-count="54" meta:word-count="1315" meta:character-count="7836" meta:non-whitespace-character-count="6563"/>
  </office:meta>
</office:document-meta>
</file>